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text="urn:oasis:names:tc:opendocument:xmlns:text:1.0" xmlns:of="urn:oasis:names:tc:opendocument:xmlns:of:1.2">
  <office:font-face-decls>
    <style:font-face style:name="Calibri" svg:font-family="Calibri"/>
    <style:font-face style:name="Times New Roman" svg:font-family="Times New Roman"/>
    <style:font-face style:name="細明體" svg:font-family="細明體"/>
    <style:font-face style:name="微軟正黑體" svg:font-family="微軟正黑體"/>
    <style:font-face style:name="新細明體" svg:font-family="新細明體"/>
  </office:font-face-decls>
  <office:automatic-styles>
    <style:style style:name="CE1" style:family="table-cell" style:parent-style-name="Default" style:data-style-name="N0">
      <style:table-cell-properties style:vertical-align="middle"/>
      <style:paragraph-properties/>
      <style:text-properties/>
    </style:style>
    <style:style style:name="CE2" style:family="table-cell" style:parent-style-name="Default" style:data-style-name="N0">
      <style:table-cell-properties style:vertical-align="top" fo:background-color="#808080" fo:border="thin solid #A9A9A9" fo:wrap-option="wrap"/>
      <style:paragraph-properties fo:text-align="start"/>
      <style:text-properties style:font-name="Times New Roman" fo:font-size="9.75pt" style:font-size-asian="9.75pt" style:font-size-complex="9.75pt" fo:color="#FFFFFF" fo:font-weight="normal"/>
    </style:style>
    <style:style style:name="CE3" style:family="table-cell" style:parent-style-name="Default" style:data-style-name="N49">
      <style:table-cell-properties style:vertical-align="top" fo:background-color="#FFFFFF" fo:border="thin solid #A9A9A9" fo:wrap-option="wrap"/>
      <style:paragraph-properties fo:text-align="center"/>
      <style:text-properties style:font-name="Times New Roman" fo:font-size="9.75pt" style:font-size-asian="9.75pt" style:font-size-complex="9.75pt" fo:color="#000000" fo:font-weight="normal"/>
    </style:style>
    <style:style style:name="CE4" style:family="table-cell" style:parent-style-name="Default" style:data-style-name="N3">
      <style:table-cell-properties style:vertical-align="top" fo:background-color="#FFFFFF" fo:border="thin solid #A9A9A9" fo:wrap-option="wrap"/>
      <style:paragraph-properties fo:text-align="end"/>
      <style:text-properties style:font-name="Times New Roman" fo:font-size="9.75pt" style:font-size-asian="9.75pt" style:font-size-complex="9.75pt" fo:color="#000000" fo:font-weight="normal"/>
    </style:style>
    <style:style style:name="CE5" style:family="table-cell" style:parent-style-name="Default" style:data-style-name="N49">
      <style:table-cell-properties style:vertical-align="top" fo:background-color="#FFFFFF" fo:border="thin solid #A9A9A9" fo:wrap-option="wrap"/>
      <style:paragraph-properties fo:text-align="end"/>
      <style:text-properties style:font-name="Times New Roman" fo:font-size="9.75pt" style:font-size-asian="9.75pt" style:font-size-complex="9.75pt" fo:color="#000000" fo:font-weight="normal"/>
    </style:style>
    <style:style style:name="CE6" style:family="table-cell" style:parent-style-name="Default" style:data-style-name="N0">
      <style:table-cell-properties style:vertical-align="top" fo:background-color="#FFFFFF" fo:border="thin solid #A9A9A9" fo:wrap-option="wrap"/>
      <style:paragraph-properties fo:text-align="center"/>
      <style:text-properties style:font-name="Times New Roman" fo:font-size="9.75pt" style:font-size-asian="9.75pt" style:font-size-complex="9.75pt" fo:color="#000000" fo:font-weight="normal"/>
    </style:style>
    <style:style style:name="CE7" style:family="table-cell" style:parent-style-name="Default" style:data-style-name="N0">
      <style:table-cell-properties style:vertical-align="top" fo:background-color="#808080" fo:border="thin solid #A9A9A9" fo:wrap-option="wrap"/>
      <style:paragraph-properties fo:text-align="start"/>
      <style:text-properties style:font-name="微軟正黑體" fo:font-size="9.75pt" style:font-size-asian="9.75pt" style:font-size-complex="9.75pt" fo:color="#FFFFFF" fo:font-weight="normal"/>
    </style:style>
    <style:style style:name="CE8" style:family="table-cell" style:parent-style-name="Default" style:data-style-name="N0">
      <style:table-cell-properties style:vertical-align="top" fo:background-color="transparent" fo:wrap-option="wrap"/>
      <style:paragraph-properties fo:text-align="start"/>
      <style:text-properties style:font-name="Times New Roman" fo:font-size="9.75pt" style:font-size-asian="9.75pt" style:font-size-complex="9.75pt" fo:color="#000000" fo:font-weight="normal"/>
    </style:style>
    <style:style style:name="CE9" style:family="table-cell" style:parent-style-name="Default" style:data-style-name="N0">
      <style:table-cell-properties style:vertical-align="top" fo:background-color="#808080" fo:border="thin solid #A9A9A9" fo:wrap-option="wrap"/>
      <style:paragraph-properties fo:text-align="start"/>
      <style:text-properties style:font-name="新細明體" fo:font-size="9.75pt" style:font-size-asian="9.75pt" style:font-size-complex="9.75pt" fo:color="#FFFFFF" fo:font-weight="normal"/>
    </style:style>
    <style:style style:name="CE10" style:family="table-cell" style:parent-style-name="Default" style:data-style-name="N0">
      <style:table-cell-properties style:vertical-align="top" fo:background-color="#808080" fo:border="thin solid #A9A9A9" fo:wrap-option="wrap"/>
      <style:paragraph-properties fo:text-align="start"/>
      <style:text-properties style:font-name="細明體" fo:font-size="9.75pt" style:font-size-asian="9.75pt" style:font-size-complex="9.75pt" fo:color="#FFFFFF" fo:font-weight="normal"/>
    </style:style>
    <style:style style:name="CE11" style:family="table-cell" style:parent-style-name="Default" style:data-style-name="N0">
      <style:table-cell-properties style:vertical-align="top" fo:background-color="#808080" fo:border="thin solid #A9A9A9" fo:wrap-option="wrap"/>
      <style:paragraph-properties fo:text-align="center"/>
      <style:text-properties style:font-name="Times New Roman" fo:font-size="9.75pt" style:font-size-asian="9.75pt" style:font-size-complex="9.75pt" fo:color="#FFFFFF" fo:font-weight="normal"/>
    </style:style>
    <style:style style:name="CE12" style:family="table-cell" style:parent-style-name="Default" style:data-style-name="N0">
      <style:table-cell-properties style:vertical-align="top" fo:background-color="#808080" fo:border="thin solid #A9A9A9" fo:wrap-option="wrap"/>
      <style:paragraph-properties fo:text-align="center"/>
      <style:text-properties style:font-name="微軟正黑體" fo:font-size="9.75pt" style:font-size-asian="9.75pt" style:font-size-complex="9.75pt" fo:color="#FFFFFF" fo:font-weight="normal"/>
    </style:style>
    <style:style style:name="CE13" style:family="table-cell" style:parent-style-name="Default" style:data-style-name="N0">
      <style:table-cell-properties style:vertical-align="top" fo:background-color="#808080" fo:border="thin solid #A9A9A9" fo:wrap-option="wrap"/>
      <style:paragraph-properties fo:text-align="center"/>
      <style:text-properties style:font-name="細明體" fo:font-size="9.75pt" style:font-size-asian="9.75pt" style:font-size-complex="9.75pt" fo:color="#FFFFFF" fo:font-weight="normal"/>
    </style:style>
    <style:style style:name="CE14" style:family="table-cell" style:parent-style-name="Default" style:data-style-name="N0">
      <style:table-cell-properties style:vertical-align="top" fo:background-color="#808080" fo:border="thin solid #A9A9A9" fo:wrap-option="wrap"/>
      <style:paragraph-properties fo:text-align="center"/>
      <style:text-properties style:font-name="新細明體" fo:font-size="9.75pt" style:font-size-asian="9.75pt" style:font-size-complex="9.75pt" fo:color="#FFFFFF" fo:font-weight="normal"/>
    </style:style>
    <style:style style:name="CO1" style:family="table-column">
      <style:table-column-properties style:column-width="1.3898893251054687cm"/>
    </style:style>
    <style:style style:name="CO2" style:family="table-column">
      <style:table-column-properties style:column-width="0.9078515639296875cm"/>
    </style:style>
    <style:style style:name="CO3" style:family="table-column">
      <style:table-column-properties style:column-width="0.9078515639296875cm"/>
    </style:style>
    <style:style style:name="CO4" style:family="table-column">
      <style:table-column-properties style:column-width="1.693333336cm"/>
    </style:style>
    <style:style style:name="CO5" style:family="table-column">
      <style:table-column-properties style:column-width="1.693333336cm"/>
    </style:style>
    <style:style style:name="CO6" style:family="table-column">
      <style:table-column-properties style:column-width="1.693333336cm"/>
    </style:style>
    <style:style style:name="CO7" style:family="table-column">
      <style:table-column-properties style:column-width="1.481666669cm"/>
    </style:style>
    <style:style style:name="CO8" style:family="table-column">
      <style:table-column-properties style:column-width="1.6015559921054687cm"/>
    </style:style>
    <style:style style:name="CO9" style:family="table-column">
      <style:table-column-properties style:column-width="1.6015559921054687cm"/>
    </style:style>
    <style:style style:name="CO10" style:family="table-column">
      <style:table-column-properties style:column-width="1.6015559921054687cm"/>
    </style:style>
    <style:style style:name="CO11" style:family="table-column">
      <style:table-column-properties style:column-width="1.1195182309296876cm"/>
    </style:style>
    <style:style style:name="CO12" style:family="table-column">
      <style:table-column-properties style:column-width="1.1195182309296876cm"/>
    </style:style>
    <style:style style:name="CO13" style:family="table-column">
      <style:table-column-properties style:column-width="1.1195182309296876cm"/>
    </style:style>
    <style:style style:name="CO14" style:family="table-column">
      <style:table-column-properties style:column-width="1.1195182309296876cm"/>
    </style:style>
    <style:style style:name="CO15" style:family="table-column">
      <style:table-column-properties style:column-width="2.2076171909765625cm"/>
    </style:style>
    <style:style style:name="CO16" style:family="table-column">
      <style:table-column-properties style:column-width="2.2076171909765625cm"/>
    </style:style>
    <style:style style:name="CO17" style:family="table-column">
      <style:table-column-properties style:column-width="1.2079882831523439cm"/>
    </style:style>
    <style:style style:name="CO18" style:family="table-column">
      <style:table-column-properties style:column-width="1.240234376953125cm"/>
    </style:style>
    <style:style style:name="CO19" style:family="table-column">
      <style:table-column-properties style:column-width="1.693333336cm"/>
    </style:style>
    <style:style style:name="CO20" style:family="table-column">
      <style:table-column-properties style:column-width="1.693333336cm"/>
    </style:style>
    <style:style style:name="CO21" style:family="table-column">
      <style:table-column-properties style:column-width="1.7545182319296875cm"/>
    </style:style>
    <style:style style:name="RO1" style:family="table-row">
      <style:table-row-properties style:row-height="15pt"/>
    </style:style>
    <style:style style:name="RO2" style:family="table-row">
      <style:table-row-properties style:row-height="25.5pt"/>
    </style:style>
    <style:style style:name="RO3" style:family="table-row">
      <style:table-row-properties style:row-height="14.25pt"/>
    </style:style>
    <style:style style:name="TA1" style:family="table" style:master-page-name="MP1">
      <style:table-properties table:display="true" style:writing-mode="LRTB"/>
    </style:style>
  </office:automatic-styles>
  <office:body>
    <office:spreadsheet>
      <table:calculation-settings table:use-regular-expressions="false"/>
      <table:table table:name="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number-columns-repeated="16363" table:default-cell-style-name="CE1"/>
        <table:table-row table:style-name="RO2" table:default-cell-style-name="CE1">
          <table:table-cell table:style-name="CE2" office:value-type="string">
            <text:p>區域別</text:p>
          </table:table-cell>
          <table:table-cell table:style-name="CE2" office:value-type="string">
            <text:p>區數</text:p>
          </table:table-cell>
          <table:table-cell table:style-name="CE11" office:value-type="string">
            <text:p>里數</text:p>
          </table:table-cell>
          <table:table-cell table:style-name="CE12" office:value-type="string">
            <text:p>鄰數_已編定</text:p>
          </table:table-cell>
          <table:table-cell table:style-name="CE12" office:value-type="string">
            <text:p>鄰數_現有門牌</text:p>
          </table:table-cell>
          <table:table-cell table:style-name="CE12" office:value-type="string">
            <text:p>鄰數_戶籍登記</text:p>
          </table:table-cell>
          <table:table-cell table:style-name="CE11" office:value-type="string">
            <text:p>戶數</text:p>
          </table:table-cell>
          <table:table-cell table:style-name="CE11" office:value-type="string">
            <text:p>人口數_總計</text:p>
          </table:table-cell>
          <table:table-cell table:style-name="CE11" office:value-type="string">
            <text:p>人口數_男</text:p>
          </table:table-cell>
          <table:table-cell table:style-name="CE11" office:value-type="string">
            <text:p>人口數_女</text:p>
          </table:table-cell>
          <table:table-cell table:style-name="CE11" office:value-type="string">
            <text:p>原住民人口數_總計</text:p>
          </table:table-cell>
          <table:table-cell table:style-name="CE11" office:value-type="string">
            <text:p>原住民人口數_平地</text:p>
          </table:table-cell>
          <table:table-cell table:style-name="CE13" office:value-type="string">
            <text:p>原住民人口數_山地</text:p>
          </table:table-cell>
          <table:table-cell table:style-name="CE14" office:value-type="string">
            <text:p>原住民人口數_平埔</text:p>
          </table:table-cell>
          <table:table-cell table:style-name="CE11" office:value-type="string">
            <text:p>人口增加數</text:p>
          </table:table-cell>
          <table:table-cell table:style-name="CE11" office:value-type="string">
            <text:p>人口增加數_折合年人口增加率</text:p>
          </table:table-cell>
          <table:table-cell table:style-name="CE11" office:value-type="string">
            <text:p>0_6歲人口數</text:p>
          </table:table-cell>
          <table:table-cell table:style-name="CE11" office:value-type="string">
            <text:p>2_3歲人口數</text:p>
          </table:table-cell>
          <table:table-cell table:style-name="CE11" office:value-type="string">
            <text:p>18歲以上人口數</text:p>
          </table:table-cell>
          <table:table-cell table:style-name="CE11" office:value-type="string">
            <text:p>20歲以上人口數</text:p>
          </table:table-cell>
          <table:table-cell table:style-name="CE11" office:value-type="string">
            <text:p>65歲以上人口數</text:p>
          </table:table-cell>
          <table:table-cell table:number-columns-repeated="16363" table:style-name="CE1"/>
        </table:table-row>
        <table:table-row table:style-name="RO3" table:default-cell-style-name="CE1">
          <table:table-cell table:style-name="CE6" office:value-type="string">
            <text:p>全市</text:p>
          </table:table-cell>
          <table:table-cell table:style-name="CE3" office:value-type="string">
            <text:p>29</text:p>
          </table:table-cell>
          <table:table-cell table:style-name="CE3" office:value-type="string">
            <text:p>625</text:p>
          </table:table-cell>
          <table:table-cell table:style-name="CE4" office:value-type="float" office:value="12524">
            <text:p>12524</text:p>
          </table:table-cell>
          <table:table-cell table:style-name="CE4" office:value-type="float" office:value="12522">
            <text:p>12522</text:p>
          </table:table-cell>
          <table:table-cell table:style-name="CE4" office:value-type="float" office:value="12518">
            <text:p>12518</text:p>
          </table:table-cell>
          <table:table-cell table:style-name="CE4" office:value-type="float" office:value="1171627">
            <text:p>1171627</text:p>
          </table:table-cell>
          <table:table-cell table:style-name="CE4" office:value-type="float" office:value="2868409">
            <text:p>2868409</text:p>
          </table:table-cell>
          <table:table-cell table:style-name="CE4" office:value-type="float" office:value="1397771">
            <text:p>1397771</text:p>
          </table:table-cell>
          <table:table-cell table:style-name="CE4" office:value-type="float" office:value="1470638">
            <text:p>1470638</text:p>
          </table:table-cell>
          <table:table-cell table:style-name="CE4" office:value-type="float" office:value="42765">
            <text:p>42765</text:p>
          </table:table-cell>
          <table:table-cell table:style-name="CE4" office:value-type="float" office:value="17520">
            <text:p>17520</text:p>
          </table:table-cell>
          <table:table-cell table:style-name="CE4" office:value-type="float" office:value="25245">
            <text:p>2524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style-name="CE5" office:value-type="string">
            <text:p>0.0863</text:p>
          </table:table-cell>
          <table:table-cell table:style-name="CE4" office:value-type="float" office:value="137551">
            <text:p>137551</text:p>
          </table:table-cell>
          <table:table-cell table:style-name="CE4" office:value-type="float" office:value="38542">
            <text:p>38542</text:p>
          </table:table-cell>
          <table:table-cell table:style-name="CE4" office:value-type="float" office:value="2430457">
            <text:p>2430457</text:p>
          </table:table-cell>
          <table:table-cell table:style-name="CE4" office:value-type="float" office:value="2376311">
            <text:p>2376311</text:p>
          </table:table-cell>
          <table:table-cell table:style-name="CE4" office:value-type="float" office:value="503511">
            <text:p>503511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中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8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8983">
            <text:p>8983</text:p>
          </table:table-cell>
          <table:table-cell table:style-name="CE4" office:value-type="float" office:value="18082">
            <text:p>18082</text:p>
          </table:table-cell>
          <table:table-cell table:style-name="CE4" office:value-type="float" office:value="8790">
            <text:p>8790</text:p>
          </table:table-cell>
          <table:table-cell table:style-name="CE4" office:value-type="float" office:value="9292">
            <text:p>9292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3">
            <text:p>23</text:p>
          </table:table-cell>
          <table:table-cell table:style-name="CE5" office:value-type="string">
            <text:p>16.5918</text:p>
          </table:table-cell>
          <table:table-cell table:style-name="CE4" office:value-type="float" office:value="656">
            <text:p>656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4394">
            <text:p>14394</text:p>
          </table:table-cell>
          <table:table-cell table:style-name="CE4" office:value-type="float" office:value="14116">
            <text:p>14116</text:p>
          </table:table-cell>
          <table:table-cell table:style-name="CE4" office:value-type="float" office:value="4204">
            <text:p>4204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東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7</text:p>
          </table:table-cell>
          <table:table-cell table:style-name="CE4" office:value-type="float" office:value="404">
            <text:p>404</text:p>
          </table:table-cell>
          <table:table-cell table:style-name="CE4" office:value-type="float" office:value="404">
            <text:p>404</text:p>
          </table:table-cell>
          <table:table-cell table:style-name="CE4" office:value-type="float" office:value="404">
            <text:p>404</text:p>
          </table:table-cell>
          <table:table-cell table:style-name="CE4" office:value-type="float" office:value="33903">
            <text:p>33903</text:p>
          </table:table-cell>
          <table:table-cell table:style-name="CE4" office:value-type="float" office:value="77762">
            <text:p>77762</text:p>
          </table:table-cell>
          <table:table-cell table:style-name="CE4" office:value-type="float" office:value="38053">
            <text:p>38053</text:p>
          </table:table-cell>
          <table:table-cell table:style-name="CE4" office:value-type="float" office:value="39709">
            <text:p>39709</text:p>
          </table:table-cell>
          <table:table-cell table:style-name="CE4" office:value-type="float" office:value="891">
            <text:p>891</text:p>
          </table:table-cell>
          <table:table-cell table:style-name="CE4" office:value-type="float" office:value="307">
            <text:p>307</text:p>
          </table:table-cell>
          <table:table-cell table:style-name="CE4" office:value-type="float" office:value="584">
            <text:p>58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style-name="CE5" office:value-type="string">
            <text:p>4.1916</text:p>
          </table:table-cell>
          <table:table-cell table:style-name="CE4" office:value-type="float" office:value="3357">
            <text:p>3357</text:p>
          </table:table-cell>
          <table:table-cell table:style-name="CE4" office:value-type="float" office:value="954">
            <text:p>954</text:p>
          </table:table-cell>
          <table:table-cell table:style-name="CE4" office:value-type="float" office:value="67528">
            <text:p>67528</text:p>
          </table:table-cell>
          <table:table-cell table:style-name="CE4" office:value-type="float" office:value="66154">
            <text:p>66154</text:p>
          </table:table-cell>
          <table:table-cell table:style-name="CE4" office:value-type="float" office:value="15562">
            <text:p>15562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南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2</text:p>
          </table:table-cell>
          <table:table-cell table:style-name="CE4" office:value-type="float" office:value="608">
            <text:p>608</text:p>
          </table:table-cell>
          <table:table-cell table:style-name="CE4" office:value-type="float" office:value="608">
            <text:p>608</text:p>
          </table:table-cell>
          <table:table-cell table:style-name="CE4" office:value-type="float" office:value="608">
            <text:p>608</text:p>
          </table:table-cell>
          <table:table-cell table:style-name="CE4" office:value-type="float" office:value="57973">
            <text:p>57973</text:p>
          </table:table-cell>
          <table:table-cell table:style-name="CE4" office:value-type="float" office:value="128261">
            <text:p>128261</text:p>
          </table:table-cell>
          <table:table-cell table:style-name="CE4" office:value-type="float" office:value="60821">
            <text:p>60821</text:p>
          </table:table-cell>
          <table:table-cell table:style-name="CE4" office:value-type="float" office:value="67440">
            <text:p>67440</text:p>
          </table:table-cell>
          <table:table-cell table:style-name="CE4" office:value-type="float" office:value="1271">
            <text:p>1271</text:p>
          </table:table-cell>
          <table:table-cell table:style-name="CE4" office:value-type="float" office:value="539">
            <text:p>539</text:p>
          </table:table-cell>
          <table:table-cell table:style-name="CE4" office:value-type="float" office:value="732">
            <text:p>73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7">
            <text:p>-87</text:p>
          </table:table-cell>
          <table:table-cell table:style-name="CE5" office:value-type="string">
            <text:p>-8.8392</text:p>
          </table:table-cell>
          <table:table-cell table:style-name="CE4" office:value-type="float" office:value="5685">
            <text:p>5685</text:p>
          </table:table-cell>
          <table:table-cell table:style-name="CE4" office:value-type="float" office:value="1637">
            <text:p>1637</text:p>
          </table:table-cell>
          <table:table-cell table:style-name="CE4" office:value-type="float" office:value="111281">
            <text:p>111281</text:p>
          </table:table-cell>
          <table:table-cell table:style-name="CE4" office:value-type="float" office:value="108700">
            <text:p>108700</text:p>
          </table:table-cell>
          <table:table-cell table:style-name="CE4" office:value-type="float" office:value="21055">
            <text:p>21055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西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5</text:p>
          </table:table-cell>
          <table:table-cell table:style-name="CE4" office:value-type="float" office:value="608">
            <text:p>608</text:p>
          </table:table-cell>
          <table:table-cell table:style-name="CE4" office:value-type="float" office:value="608">
            <text:p>608</text:p>
          </table:table-cell>
          <table:table-cell table:style-name="CE4" office:value-type="float" office:value="608">
            <text:p>608</text:p>
          </table:table-cell>
          <table:table-cell table:style-name="CE4" office:value-type="float" office:value="51493">
            <text:p>51493</text:p>
          </table:table-cell>
          <table:table-cell table:style-name="CE4" office:value-type="float" office:value="113237">
            <text:p>113237</text:p>
          </table:table-cell>
          <table:table-cell table:style-name="CE4" office:value-type="float" office:value="52950">
            <text:p>52950</text:p>
          </table:table-cell>
          <table:table-cell table:style-name="CE4" office:value-type="float" office:value="60287">
            <text:p>60287</text:p>
          </table:table-cell>
          <table:table-cell table:style-name="CE4" office:value-type="float" office:value="730">
            <text:p>730</text:p>
          </table:table-cell>
          <table:table-cell table:style-name="CE4" office:value-type="float" office:value="314">
            <text:p>314</text:p>
          </table:table-cell>
          <table:table-cell table:style-name="CE4" office:value-type="float" office:value="416">
            <text:p>41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3">
            <text:p>-13</text:p>
          </table:table-cell>
          <table:table-cell table:style-name="CE5" office:value-type="string">
            <text:p>-1.4965</text:p>
          </table:table-cell>
          <table:table-cell table:style-name="CE4" office:value-type="float" office:value="4427">
            <text:p>4427</text:p>
          </table:table-cell>
          <table:table-cell table:style-name="CE4" office:value-type="float" office:value="1186">
            <text:p>1186</text:p>
          </table:table-cell>
          <table:table-cell table:style-name="CE4" office:value-type="float" office:value="95166">
            <text:p>95166</text:p>
          </table:table-cell>
          <table:table-cell table:style-name="CE4" office:value-type="float" office:value="93252">
            <text:p>93252</text:p>
          </table:table-cell>
          <table:table-cell table:style-name="CE4" office:value-type="float" office:value="23930">
            <text:p>23930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北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36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67668">
            <text:p>67668</text:p>
          </table:table-cell>
          <table:table-cell table:style-name="CE4" office:value-type="float" office:value="143563">
            <text:p>143563</text:p>
          </table:table-cell>
          <table:table-cell table:style-name="CE4" office:value-type="float" office:value="67806">
            <text:p>67806</text:p>
          </table:table-cell>
          <table:table-cell table:style-name="CE4" office:value-type="float" office:value="75757">
            <text:p>75757</text:p>
          </table:table-cell>
          <table:table-cell table:style-name="CE4" office:value-type="float" office:value="1567">
            <text:p>1567</text:p>
          </table:table-cell>
          <table:table-cell table:style-name="CE4" office:value-type="float" office:value="652">
            <text:p>652</text:p>
          </table:table-cell>
          <table:table-cell table:style-name="CE4" office:value-type="float" office:value="915">
            <text:p>91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9">
            <text:p>-19</text:p>
          </table:table-cell>
          <table:table-cell table:style-name="CE5" office:value-type="string">
            <text:p>-1.7251</text:p>
          </table:table-cell>
          <table:table-cell table:style-name="CE4" office:value-type="float" office:value="5781">
            <text:p>5781</text:p>
          </table:table-cell>
          <table:table-cell table:style-name="CE4" office:value-type="float" office:value="1582">
            <text:p>1582</text:p>
          </table:table-cell>
          <table:table-cell table:style-name="CE4" office:value-type="float" office:value="125400">
            <text:p>125400</text:p>
          </table:table-cell>
          <table:table-cell table:style-name="CE4" office:value-type="float" office:value="122978">
            <text:p>122978</text:p>
          </table:table-cell>
          <table:table-cell table:style-name="CE4" office:value-type="float" office:value="31047">
            <text:p>31047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西屯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39</text:p>
          </table:table-cell>
          <table:table-cell table:style-name="CE4" office:value-type="float" office:value="1006">
            <text:p>1006</text:p>
          </table:table-cell>
          <table:table-cell table:style-name="CE4" office:value-type="float" office:value="1006">
            <text:p>1006</text:p>
          </table:table-cell>
          <table:table-cell table:style-name="CE4" office:value-type="float" office:value="1006">
            <text:p>1006</text:p>
          </table:table-cell>
          <table:table-cell table:style-name="CE4" office:value-type="float" office:value="105338">
            <text:p>105338</text:p>
          </table:table-cell>
          <table:table-cell table:style-name="CE4" office:value-type="float" office:value="237978">
            <text:p>237978</text:p>
          </table:table-cell>
          <table:table-cell table:style-name="CE4" office:value-type="float" office:value="112782">
            <text:p>112782</text:p>
          </table:table-cell>
          <table:table-cell table:style-name="CE4" office:value-type="float" office:value="125196">
            <text:p>125196</text:p>
          </table:table-cell>
          <table:table-cell table:style-name="CE4" office:value-type="float" office:value="2298">
            <text:p>2298</text:p>
          </table:table-cell>
          <table:table-cell table:style-name="CE4" office:value-type="float" office:value="1081">
            <text:p>1081</text:p>
          </table:table-cell>
          <table:table-cell table:style-name="CE4" office:value-type="float" office:value="1217">
            <text:p>121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8">
            <text:p>-18</text:p>
          </table:table-cell>
          <table:table-cell table:style-name="CE5" office:value-type="string">
            <text:p>-0.9859</text:p>
          </table:table-cell>
          <table:table-cell table:style-name="CE4" office:value-type="float" office:value="11588">
            <text:p>11588</text:p>
          </table:table-cell>
          <table:table-cell table:style-name="CE4" office:value-type="float" office:value="3272">
            <text:p>3272</text:p>
          </table:table-cell>
          <table:table-cell table:style-name="CE4" office:value-type="float" office:value="198820">
            <text:p>198820</text:p>
          </table:table-cell>
          <table:table-cell table:style-name="CE4" office:value-type="float" office:value="194278">
            <text:p>194278</text:p>
          </table:table-cell>
          <table:table-cell table:style-name="CE4" office:value-type="float" office:value="37692">
            <text:p>37692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南屯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5</text:p>
          </table:table-cell>
          <table:table-cell table:style-name="CE4" office:value-type="float" office:value="597">
            <text:p>597</text:p>
          </table:table-cell>
          <table:table-cell table:style-name="CE4" office:value-type="float" office:value="597">
            <text:p>597</text:p>
          </table:table-cell>
          <table:table-cell table:style-name="CE4" office:value-type="float" office:value="597">
            <text:p>597</text:p>
          </table:table-cell>
          <table:table-cell table:style-name="CE4" office:value-type="float" office:value="80167">
            <text:p>80167</text:p>
          </table:table-cell>
          <table:table-cell table:style-name="CE4" office:value-type="float" office:value="186106">
            <text:p>186106</text:p>
          </table:table-cell>
          <table:table-cell table:style-name="CE4" office:value-type="float" office:value="88015">
            <text:p>88015</text:p>
          </table:table-cell>
          <table:table-cell table:style-name="CE4" office:value-type="float" office:value="98091">
            <text:p>98091</text:p>
          </table:table-cell>
          <table:table-cell table:style-name="CE4" office:value-type="float" office:value="1612">
            <text:p>1612</text:p>
          </table:table-cell>
          <table:table-cell table:style-name="CE4" office:value-type="float" office:value="769">
            <text:p>769</text:p>
          </table:table-cell>
          <table:table-cell table:style-name="CE4" office:value-type="float" office:value="843">
            <text:p>84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6">
            <text:p>66</text:p>
          </table:table-cell>
          <table:table-cell table:style-name="CE5" office:value-type="string">
            <text:p>4.6238</text:p>
          </table:table-cell>
          <table:table-cell table:style-name="CE4" office:value-type="float" office:value="10172">
            <text:p>10172</text:p>
          </table:table-cell>
          <table:table-cell table:style-name="CE4" office:value-type="float" office:value="2773">
            <text:p>2773</text:p>
          </table:table-cell>
          <table:table-cell table:style-name="CE4" office:value-type="float" office:value="153723">
            <text:p>153723</text:p>
          </table:table-cell>
          <table:table-cell table:style-name="CE4" office:value-type="float" office:value="150055">
            <text:p>150055</text:p>
          </table:table-cell>
          <table:table-cell table:style-name="CE4" office:value-type="float" office:value="26047">
            <text:p>26047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北屯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42</text:p>
          </table:table-cell>
          <table:table-cell table:style-name="CE4" office:value-type="float" office:value="934">
            <text:p>934</text:p>
          </table:table-cell>
          <table:table-cell table:style-name="CE4" office:value-type="float" office:value="934">
            <text:p>934</text:p>
          </table:table-cell>
          <table:table-cell table:style-name="CE4" office:value-type="float" office:value="934">
            <text:p>934</text:p>
          </table:table-cell>
          <table:table-cell table:style-name="CE4" office:value-type="float" office:value="137901">
            <text:p>137901</text:p>
          </table:table-cell>
          <table:table-cell table:style-name="CE4" office:value-type="float" office:value="317532">
            <text:p>317532</text:p>
          </table:table-cell>
          <table:table-cell table:style-name="CE4" office:value-type="float" office:value="150057">
            <text:p>150057</text:p>
          </table:table-cell>
          <table:table-cell table:style-name="CE4" office:value-type="float" office:value="167475">
            <text:p>167475</text:p>
          </table:table-cell>
          <table:table-cell table:style-name="CE4" office:value-type="float" office:value="3913">
            <text:p>3913</text:p>
          </table:table-cell>
          <table:table-cell table:style-name="CE4" office:value-type="float" office:value="1653">
            <text:p>1653</text:p>
          </table:table-cell>
          <table:table-cell table:style-name="CE4" office:value-type="float" office:value="2260">
            <text:p>226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65">
            <text:p>165</text:p>
          </table:table-cell>
          <table:table-cell table:style-name="CE5" office:value-type="string">
            <text:p>6.7755</text:p>
          </table:table-cell>
          <table:table-cell table:style-name="CE4" office:value-type="float" office:value="17208">
            <text:p>17208</text:p>
          </table:table-cell>
          <table:table-cell table:style-name="CE4" office:value-type="float" office:value="4819">
            <text:p>4819</text:p>
          </table:table-cell>
          <table:table-cell table:style-name="CE4" office:value-type="float" office:value="265627">
            <text:p>265627</text:p>
          </table:table-cell>
          <table:table-cell table:style-name="CE4" office:value-type="float" office:value="260049">
            <text:p>260049</text:p>
          </table:table-cell>
          <table:table-cell table:style-name="CE4" office:value-type="float" office:value="50609">
            <text:p>50609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豐原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36</text:p>
          </table:table-cell>
          <table:table-cell table:style-name="CE4" office:value-type="float" office:value="737">
            <text:p>737</text:p>
          </table:table-cell>
          <table:table-cell table:style-name="CE4" office:value-type="float" office:value="737">
            <text:p>737</text:p>
          </table:table-cell>
          <table:table-cell table:style-name="CE4" office:value-type="float" office:value="737">
            <text:p>737</text:p>
          </table:table-cell>
          <table:table-cell table:style-name="CE4" office:value-type="float" office:value="60549">
            <text:p>60549</text:p>
          </table:table-cell>
          <table:table-cell table:style-name="CE4" office:value-type="float" office:value="161597">
            <text:p>161597</text:p>
          </table:table-cell>
          <table:table-cell table:style-name="CE4" office:value-type="float" office:value="79105">
            <text:p>79105</text:p>
          </table:table-cell>
          <table:table-cell table:style-name="CE4" office:value-type="float" office:value="82492">
            <text:p>82492</text:p>
          </table:table-cell>
          <table:table-cell table:style-name="CE4" office:value-type="float" office:value="1987">
            <text:p>1987</text:p>
          </table:table-cell>
          <table:table-cell table:style-name="CE4" office:value-type="float" office:value="727">
            <text:p>727</text:p>
          </table:table-cell>
          <table:table-cell table:style-name="CE4" office:value-type="float" office:value="1260">
            <text:p>126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17">
            <text:p>-117</text:p>
          </table:table-cell>
          <table:table-cell table:style-name="CE5" office:value-type="string">
            <text:p>-9.4347</text:p>
          </table:table-cell>
          <table:table-cell table:style-name="CE4" office:value-type="float" office:value="7406">
            <text:p>7406</text:p>
          </table:table-cell>
          <table:table-cell table:style-name="CE4" office:value-type="float" office:value="1893">
            <text:p>1893</text:p>
          </table:table-cell>
          <table:table-cell table:style-name="CE4" office:value-type="float" office:value="136467">
            <text:p>136467</text:p>
          </table:table-cell>
          <table:table-cell table:style-name="CE4" office:value-type="float" office:value="133384">
            <text:p>133384</text:p>
          </table:table-cell>
          <table:table-cell table:style-name="CE4" office:value-type="float" office:value="31324">
            <text:p>31324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東勢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5</text:p>
          </table:table-cell>
          <table:table-cell table:style-name="CE4" office:value-type="float" office:value="343">
            <text:p>343</text:p>
          </table:table-cell>
          <table:table-cell table:style-name="CE4" office:value-type="float" office:value="343">
            <text:p>343</text:p>
          </table:table-cell>
          <table:table-cell table:style-name="CE4" office:value-type="float" office:value="343">
            <text:p>343</text:p>
          </table:table-cell>
          <table:table-cell table:style-name="CE4" office:value-type="float" office:value="18623">
            <text:p>18623</text:p>
          </table:table-cell>
          <table:table-cell table:style-name="CE4" office:value-type="float" office:value="46411">
            <text:p>46411</text:p>
          </table:table-cell>
          <table:table-cell table:style-name="CE4" office:value-type="float" office:value="23551">
            <text:p>23551</text:p>
          </table:table-cell>
          <table:table-cell table:style-name="CE4" office:value-type="float" office:value="22860">
            <text:p>22860</text:p>
          </table:table-cell>
          <table:table-cell table:style-name="CE4" office:value-type="float" office:value="859">
            <text:p>859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680">
            <text:p>68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40">
            <text:p>-40</text:p>
          </table:table-cell>
          <table:table-cell table:style-name="CE5" office:value-type="string">
            <text:p>-11.2302</text:p>
          </table:table-cell>
          <table:table-cell table:style-name="CE4" office:value-type="float" office:value="1602">
            <text:p>1602</text:p>
          </table:table-cell>
          <table:table-cell table:style-name="CE4" office:value-type="float" office:value="482">
            <text:p>482</text:p>
          </table:table-cell>
          <table:table-cell table:style-name="CE4" office:value-type="float" office:value="41369">
            <text:p>41369</text:p>
          </table:table-cell>
          <table:table-cell table:style-name="CE4" office:value-type="float" office:value="40582">
            <text:p>40582</text:p>
          </table:table-cell>
          <table:table-cell table:style-name="CE4" office:value-type="float" office:value="11894">
            <text:p>11894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大甲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9</text:p>
          </table:table-cell>
          <table:table-cell table:style-name="CE4" office:value-type="float" office:value="376">
            <text:p>376</text:p>
          </table:table-cell>
          <table:table-cell table:style-name="CE4" office:value-type="float" office:value="376">
            <text:p>376</text:p>
          </table:table-cell>
          <table:table-cell table:style-name="CE4" office:value-type="float" office:value="376">
            <text:p>376</text:p>
          </table:table-cell>
          <table:table-cell table:style-name="CE4" office:value-type="float" office:value="26703">
            <text:p>26703</text:p>
          </table:table-cell>
          <table:table-cell table:style-name="CE4" office:value-type="float" office:value="72999">
            <text:p>72999</text:p>
          </table:table-cell>
          <table:table-cell table:style-name="CE4" office:value-type="float" office:value="36509">
            <text:p>36509</text:p>
          </table:table-cell>
          <table:table-cell table:style-name="CE4" office:value-type="float" office:value="36490">
            <text:p>36490</text:p>
          </table:table-cell>
          <table:table-cell table:style-name="CE4" office:value-type="float" office:value="448">
            <text:p>448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239">
            <text:p>23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45">
            <text:p>-45</text:p>
          </table:table-cell>
          <table:table-cell table:style-name="CE5" office:value-type="string">
            <text:p>-8.0333</text:p>
          </table:table-cell>
          <table:table-cell table:style-name="CE4" office:value-type="float" office:value="3600">
            <text:p>3600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61277">
            <text:p>61277</text:p>
          </table:table-cell>
          <table:table-cell table:style-name="CE4" office:value-type="float" office:value="59889">
            <text:p>59889</text:p>
          </table:table-cell>
          <table:table-cell table:style-name="CE4" office:value-type="float" office:value="14239">
            <text:p>14239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清水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32</text:p>
          </table:table-cell>
          <table:table-cell table:style-name="CE4" office:value-type="float" office:value="496">
            <text:p>496</text:p>
          </table:table-cell>
          <table:table-cell table:style-name="CE4" office:value-type="float" office:value="496">
            <text:p>496</text:p>
          </table:table-cell>
          <table:table-cell table:style-name="CE4" office:value-type="float" office:value="496">
            <text:p>496</text:p>
          </table:table-cell>
          <table:table-cell table:style-name="CE4" office:value-type="float" office:value="35747">
            <text:p>35747</text:p>
          </table:table-cell>
          <table:table-cell table:style-name="CE4" office:value-type="float" office:value="90585">
            <text:p>90585</text:p>
          </table:table-cell>
          <table:table-cell table:style-name="CE4" office:value-type="float" office:value="46068">
            <text:p>46068</text:p>
          </table:table-cell>
          <table:table-cell table:style-name="CE4" office:value-type="float" office:value="44517">
            <text:p>44517</text:p>
          </table:table-cell>
          <table:table-cell table:style-name="CE4" office:value-type="float" office:value="1025">
            <text:p>1025</text:p>
          </table:table-cell>
          <table:table-cell table:style-name="CE4" office:value-type="float" office:value="480">
            <text:p>480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34">
            <text:p>-34</text:p>
          </table:table-cell>
          <table:table-cell table:style-name="CE5" office:value-type="string">
            <text:p>-4.8919</text:p>
          </table:table-cell>
          <table:table-cell table:style-name="CE4" office:value-type="float" office:value="4420">
            <text:p>4420</text:p>
          </table:table-cell>
          <table:table-cell table:style-name="CE4" office:value-type="float" office:value="1292">
            <text:p>1292</text:p>
          </table:table-cell>
          <table:table-cell table:style-name="CE4" office:value-type="float" office:value="77358">
            <text:p>77358</text:p>
          </table:table-cell>
          <table:table-cell table:style-name="CE4" office:value-type="float" office:value="75646">
            <text:p>75646</text:p>
          </table:table-cell>
          <table:table-cell table:style-name="CE4" office:value-type="float" office:value="16605">
            <text:p>16605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沙鹿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1</text:p>
          </table:table-cell>
          <table:table-cell table:style-name="CE4" office:value-type="float" office:value="412">
            <text:p>412</text:p>
          </table:table-cell>
          <table:table-cell table:style-name="CE4" office:value-type="float" office:value="412">
            <text:p>412</text:p>
          </table:table-cell>
          <table:table-cell table:style-name="CE4" office:value-type="float" office:value="412">
            <text:p>412</text:p>
          </table:table-cell>
          <table:table-cell table:style-name="CE4" office:value-type="float" office:value="39118">
            <text:p>39118</text:p>
          </table:table-cell>
          <table:table-cell table:style-name="CE4" office:value-type="float" office:value="101540">
            <text:p>101540</text:p>
          </table:table-cell>
          <table:table-cell table:style-name="CE4" office:value-type="float" office:value="50704">
            <text:p>50704</text:p>
          </table:table-cell>
          <table:table-cell table:style-name="CE4" office:value-type="float" office:value="50836">
            <text:p>50836</text:p>
          </table:table-cell>
          <table:table-cell table:style-name="CE4" office:value-type="float" office:value="1390">
            <text:p>1390</text:p>
          </table:table-cell>
          <table:table-cell table:style-name="CE4" office:value-type="float" office:value="711">
            <text:p>711</text:p>
          </table:table-cell>
          <table:table-cell table:style-name="CE4" office:value-type="float" office:value="679">
            <text:p>67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5" office:value-type="string">
            <text:p>8.0905</text:p>
          </table:table-cell>
          <table:table-cell table:style-name="CE4" office:value-type="float" office:value="5603">
            <text:p>5603</text:p>
          </table:table-cell>
          <table:table-cell table:style-name="CE4" office:value-type="float" office:value="1568">
            <text:p>1568</text:p>
          </table:table-cell>
          <table:table-cell table:style-name="CE4" office:value-type="float" office:value="82983">
            <text:p>82983</text:p>
          </table:table-cell>
          <table:table-cell table:style-name="CE4" office:value-type="float" office:value="80764">
            <text:p>80764</text:p>
          </table:table-cell>
          <table:table-cell table:style-name="CE4" office:value-type="float" office:value="14800">
            <text:p>14800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梧棲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4</text:p>
          </table:table-cell>
          <table:table-cell table:style-name="CE4" office:value-type="float" office:value="342">
            <text:p>342</text:p>
          </table:table-cell>
          <table:table-cell table:style-name="CE4" office:value-type="float" office:value="342">
            <text:p>342</text:p>
          </table:table-cell>
          <table:table-cell table:style-name="CE4" office:value-type="float" office:value="342">
            <text:p>342</text:p>
          </table:table-cell>
          <table:table-cell table:style-name="CE4" office:value-type="float" office:value="26729">
            <text:p>26729</text:p>
          </table:table-cell>
          <table:table-cell table:style-name="CE4" office:value-type="float" office:value="66349">
            <text:p>66349</text:p>
          </table:table-cell>
          <table:table-cell table:style-name="CE4" office:value-type="float" office:value="32930">
            <text:p>32930</text:p>
          </table:table-cell>
          <table:table-cell table:style-name="CE4" office:value-type="float" office:value="33419">
            <text:p>33419</text:p>
          </table:table-cell>
          <table:table-cell table:style-name="CE4" office:value-type="float" office:value="1279">
            <text:p>1279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538">
            <text:p>53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34">
            <text:p>334</text:p>
          </table:table-cell>
          <table:table-cell table:style-name="CE5" office:value-type="string">
            <text:p>65.7872</text:p>
          </table:table-cell>
          <table:table-cell table:style-name="CE4" office:value-type="float" office:value="3584">
            <text:p>3584</text:p>
          </table:table-cell>
          <table:table-cell table:style-name="CE4" office:value-type="float" office:value="1008">
            <text:p>1008</text:p>
          </table:table-cell>
          <table:table-cell table:style-name="CE4" office:value-type="float" office:value="55572">
            <text:p>55572</text:p>
          </table:table-cell>
          <table:table-cell table:style-name="CE4" office:value-type="float" office:value="54204">
            <text:p>54204</text:p>
          </table:table-cell>
          <table:table-cell table:style-name="CE4" office:value-type="float" office:value="10025">
            <text:p>10025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后里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8</text:p>
          </table:table-cell>
          <table:table-cell table:style-name="CE4" office:value-type="float" office:value="263">
            <text:p>263</text:p>
          </table:table-cell>
          <table:table-cell table:style-name="CE4" office:value-type="float" office:value="263">
            <text:p>263</text:p>
          </table:table-cell>
          <table:table-cell table:style-name="CE4" office:value-type="float" office:value="263">
            <text:p>263</text:p>
          </table:table-cell>
          <table:table-cell table:style-name="CE4" office:value-type="float" office:value="18780">
            <text:p>18780</text:p>
          </table:table-cell>
          <table:table-cell table:style-name="CE4" office:value-type="float" office:value="52714">
            <text:p>52714</text:p>
          </table:table-cell>
          <table:table-cell table:style-name="CE4" office:value-type="float" office:value="26445">
            <text:p>26445</text:p>
          </table:table-cell>
          <table:table-cell table:style-name="CE4" office:value-type="float" office:value="26269">
            <text:p>26269</text:p>
          </table:table-cell>
          <table:table-cell table:style-name="CE4" office:value-type="float" office:value="802">
            <text:p>802</text:p>
          </table:table-cell>
          <table:table-cell table:style-name="CE4" office:value-type="float" office:value="363">
            <text:p>363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2">
            <text:p>-12</text:p>
          </table:table-cell>
          <table:table-cell table:style-name="CE5" office:value-type="string">
            <text:p>-2.9672</text:p>
          </table:table-cell>
          <table:table-cell table:style-name="CE4" office:value-type="float" office:value="2436">
            <text:p>2436</text:p>
          </table:table-cell>
          <table:table-cell table:style-name="CE4" office:value-type="float" office:value="699">
            <text:p>699</text:p>
          </table:table-cell>
          <table:table-cell table:style-name="CE4" office:value-type="float" office:value="44983">
            <text:p>44983</text:p>
          </table:table-cell>
          <table:table-cell table:style-name="CE4" office:value-type="float" office:value="43882">
            <text:p>43882</text:p>
          </table:table-cell>
          <table:table-cell table:style-name="CE4" office:value-type="float" office:value="10118">
            <text:p>10118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神岡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6</text:p>
          </table:table-cell>
          <table:table-cell table:style-name="CE4" office:value-type="float" office:value="280">
            <text:p>280</text:p>
          </table:table-cell>
          <table:table-cell table:style-name="CE4" office:value-type="float" office:value="280">
            <text:p>280</text:p>
          </table:table-cell>
          <table:table-cell table:style-name="CE4" office:value-type="float" office:value="280">
            <text:p>280</text:p>
          </table:table-cell>
          <table:table-cell table:style-name="CE4" office:value-type="float" office:value="22404">
            <text:p>22404</text:p>
          </table:table-cell>
          <table:table-cell table:style-name="CE4" office:value-type="float" office:value="63212">
            <text:p>63212</text:p>
          </table:table-cell>
          <table:table-cell table:style-name="CE4" office:value-type="float" office:value="32245">
            <text:p>32245</text:p>
          </table:table-cell>
          <table:table-cell table:style-name="CE4" office:value-type="float" office:value="30967">
            <text:p>30967</text:p>
          </table:table-cell>
          <table:table-cell table:style-name="CE4" office:value-type="float" office:value="1114">
            <text:p>1114</text:p>
          </table:table-cell>
          <table:table-cell table:style-name="CE4" office:value-type="float" office:value="456">
            <text:p>456</text:p>
          </table:table-cell>
          <table:table-cell table:style-name="CE4" office:value-type="float" office:value="658">
            <text:p>65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22">
            <text:p>-22</text:p>
          </table:table-cell>
          <table:table-cell table:style-name="CE5" office:value-type="string">
            <text:p>-4.5361</text:p>
          </table:table-cell>
          <table:table-cell table:style-name="CE4" office:value-type="float" office:value="2782">
            <text:p>2782</text:p>
          </table:table-cell>
          <table:table-cell table:style-name="CE4" office:value-type="float" office:value="807">
            <text:p>807</text:p>
          </table:table-cell>
          <table:table-cell table:style-name="CE4" office:value-type="float" office:value="54509">
            <text:p>54509</text:p>
          </table:table-cell>
          <table:table-cell table:style-name="CE4" office:value-type="float" office:value="53250">
            <text:p>53250</text:p>
          </table:table-cell>
          <table:table-cell table:style-name="CE4" office:value-type="float" office:value="11960">
            <text:p>11960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潭子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6</text:p>
          </table:table-cell>
          <table:table-cell table:style-name="CE4" office:value-type="float" office:value="321">
            <text:p>321</text:p>
          </table:table-cell>
          <table:table-cell table:style-name="CE4" office:value-type="float" office:value="321">
            <text:p>321</text:p>
          </table:table-cell>
          <table:table-cell table:style-name="CE4" office:value-type="float" office:value="318">
            <text:p>318</text:p>
          </table:table-cell>
          <table:table-cell table:style-name="CE4" office:value-type="float" office:value="42428">
            <text:p>42428</text:p>
          </table:table-cell>
          <table:table-cell table:style-name="CE4" office:value-type="float" office:value="109275">
            <text:p>109275</text:p>
          </table:table-cell>
          <table:table-cell table:style-name="CE4" office:value-type="float" office:value="53629">
            <text:p>53629</text:p>
          </table:table-cell>
          <table:table-cell table:style-name="CE4" office:value-type="float" office:value="55646">
            <text:p>55646</text:p>
          </table:table-cell>
          <table:table-cell table:style-name="CE4" office:value-type="float" office:value="1913">
            <text:p>1913</text:p>
          </table:table-cell>
          <table:table-cell table:style-name="CE4" office:value-type="float" office:value="752">
            <text:p>752</text:p>
          </table:table-cell>
          <table:table-cell table:style-name="CE4" office:value-type="float" office:value="1161">
            <text:p>116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6">
            <text:p>26</text:p>
          </table:table-cell>
          <table:table-cell table:style-name="CE5" office:value-type="string">
            <text:p>3.102</text:p>
          </table:table-cell>
          <table:table-cell table:style-name="CE4" office:value-type="float" office:value="5159">
            <text:p>5159</text:p>
          </table:table-cell>
          <table:table-cell table:style-name="CE4" office:value-type="float" office:value="1474">
            <text:p>1474</text:p>
          </table:table-cell>
          <table:table-cell table:style-name="CE4" office:value-type="float" office:value="93485">
            <text:p>93485</text:p>
          </table:table-cell>
          <table:table-cell table:style-name="CE4" office:value-type="float" office:value="91397">
            <text:p>91397</text:p>
          </table:table-cell>
          <table:table-cell table:style-name="CE4" office:value-type="float" office:value="18175">
            <text:p>18175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大雅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5</text:p>
          </table:table-cell>
          <table:table-cell table:style-name="CE4" office:value-type="float" office:value="359">
            <text:p>359</text:p>
          </table:table-cell>
          <table:table-cell table:style-name="CE4" office:value-type="float" office:value="359">
            <text:p>359</text:p>
          </table:table-cell>
          <table:table-cell table:style-name="CE4" office:value-type="float" office:value="359">
            <text:p>359</text:p>
          </table:table-cell>
          <table:table-cell table:style-name="CE4" office:value-type="float" office:value="34068">
            <text:p>34068</text:p>
          </table:table-cell>
          <table:table-cell table:style-name="CE4" office:value-type="float" office:value="94683">
            <text:p>94683</text:p>
          </table:table-cell>
          <table:table-cell table:style-name="CE4" office:value-type="float" office:value="46965">
            <text:p>46965</text:p>
          </table:table-cell>
          <table:table-cell table:style-name="CE4" office:value-type="float" office:value="47718">
            <text:p>47718</text:p>
          </table:table-cell>
          <table:table-cell table:style-name="CE4" office:value-type="float" office:value="2615">
            <text:p>2615</text:p>
          </table:table-cell>
          <table:table-cell table:style-name="CE4" office:value-type="float" office:value="1208">
            <text:p>1208</text:p>
          </table:table-cell>
          <table:table-cell table:style-name="CE4" office:value-type="float" office:value="1407">
            <text:p>140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27">
            <text:p>-27</text:p>
          </table:table-cell>
          <table:table-cell table:style-name="CE5" office:value-type="string">
            <text:p>-3.7168</text:p>
          </table:table-cell>
          <table:table-cell table:style-name="CE4" office:value-type="float" office:value="4804">
            <text:p>4804</text:p>
          </table:table-cell>
          <table:table-cell table:style-name="CE4" office:value-type="float" office:value="1368">
            <text:p>1368</text:p>
          </table:table-cell>
          <table:table-cell table:style-name="CE4" office:value-type="float" office:value="79304">
            <text:p>79304</text:p>
          </table:table-cell>
          <table:table-cell table:style-name="CE4" office:value-type="float" office:value="77350">
            <text:p>77350</text:p>
          </table:table-cell>
          <table:table-cell table:style-name="CE4" office:value-type="float" office:value="14495">
            <text:p>14495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新社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3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8459">
            <text:p>8459</text:p>
          </table:table-cell>
          <table:table-cell table:style-name="CE4" office:value-type="float" office:value="22541">
            <text:p>22541</text:p>
          </table:table-cell>
          <table:table-cell table:style-name="CE4" office:value-type="float" office:value="11622">
            <text:p>11622</text:p>
          </table:table-cell>
          <table:table-cell table:style-name="CE4" office:value-type="float" office:value="10919">
            <text:p>10919</text:p>
          </table:table-cell>
          <table:table-cell table:style-name="CE4" office:value-type="float" office:value="343">
            <text:p>343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242">
            <text:p>24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7">
            <text:p>-17</text:p>
          </table:table-cell>
          <table:table-cell table:style-name="CE5" office:value-type="string">
            <text:p>-9.8276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183">
            <text:p>183</text:p>
          </table:table-cell>
          <table:table-cell table:style-name="CE4" office:value-type="float" office:value="20155">
            <text:p>20155</text:p>
          </table:table-cell>
          <table:table-cell table:style-name="CE4" office:value-type="float" office:value="19753">
            <text:p>19753</text:p>
          </table:table-cell>
          <table:table-cell table:style-name="CE4" office:value-type="float" office:value="5438">
            <text:p>5438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石岡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0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5120">
            <text:p>5120</text:p>
          </table:table-cell>
          <table:table-cell table:style-name="CE4" office:value-type="float" office:value="13652">
            <text:p>13652</text:p>
          </table:table-cell>
          <table:table-cell table:style-name="CE4" office:value-type="float" office:value="7015">
            <text:p>7015</text:p>
          </table:table-cell>
          <table:table-cell table:style-name="CE4" office:value-type="float" office:value="6637">
            <text:p>6637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0</text:p>
          </table:table-cell>
          <table:table-cell table:style-name="CE4" office:value-type="float" office:value="462">
            <text:p>462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12182">
            <text:p>12182</text:p>
          </table:table-cell>
          <table:table-cell table:style-name="CE4" office:value-type="float" office:value="11948">
            <text:p>11948</text:p>
          </table:table-cell>
          <table:table-cell table:style-name="CE4" office:value-type="float" office:value="3417">
            <text:p>3417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外埔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1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1254">
            <text:p>11254</text:p>
          </table:table-cell>
          <table:table-cell table:style-name="CE4" office:value-type="float" office:value="30743">
            <text:p>30743</text:p>
          </table:table-cell>
          <table:table-cell table:style-name="CE4" office:value-type="float" office:value="15677">
            <text:p>15677</text:p>
          </table:table-cell>
          <table:table-cell table:style-name="CE4" office:value-type="float" office:value="15066">
            <text:p>15066</text:p>
          </table:table-cell>
          <table:table-cell table:style-name="CE4" office:value-type="float" office:value="290">
            <text:p>29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47">
            <text:p>-47</text:p>
          </table:table-cell>
          <table:table-cell table:style-name="CE5" office:value-type="string">
            <text:p>-19.9138</text:p>
          </table:table-cell>
          <table:table-cell table:style-name="CE4" office:value-type="float" office:value="1287">
            <text:p>1287</text:p>
          </table:table-cell>
          <table:table-cell table:style-name="CE4" office:value-type="float" office:value="378">
            <text:p>378</text:p>
          </table:table-cell>
          <table:table-cell table:style-name="CE4" office:value-type="float" office:value="26876">
            <text:p>26876</text:p>
          </table:table-cell>
          <table:table-cell table:style-name="CE4" office:value-type="float" office:value="26302">
            <text:p>26302</text:p>
          </table:table-cell>
          <table:table-cell table:style-name="CE4" office:value-type="float" office:value="5872">
            <text:p>5872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大安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2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164">
            <text:p>6164</text:p>
          </table:table-cell>
          <table:table-cell table:style-name="CE4" office:value-type="float" office:value="17405">
            <text:p>17405</text:p>
          </table:table-cell>
          <table:table-cell table:style-name="CE4" office:value-type="float" office:value="9136">
            <text:p>9136</text:p>
          </table:table-cell>
          <table:table-cell table:style-name="CE4" office:value-type="float" office:value="8269">
            <text:p>8269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32">
            <text:p>-32</text:p>
          </table:table-cell>
          <table:table-cell table:style-name="CE5" office:value-type="string">
            <text:p>-23.9448</text:p>
          </table:table-cell>
          <table:table-cell table:style-name="CE4" office:value-type="float" office:value="634">
            <text:p>634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15614">
            <text:p>15614</text:p>
          </table:table-cell>
          <table:table-cell table:style-name="CE4" office:value-type="float" office:value="15285">
            <text:p>15285</text:p>
          </table:table-cell>
          <table:table-cell table:style-name="CE4" office:value-type="float" office:value="3736">
            <text:p>3736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烏日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6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33455">
            <text:p>33455</text:p>
          </table:table-cell>
          <table:table-cell table:style-name="CE4" office:value-type="float" office:value="82190">
            <text:p>82190</text:p>
          </table:table-cell>
          <table:table-cell table:style-name="CE4" office:value-type="float" office:value="40630">
            <text:p>40630</text:p>
          </table:table-cell>
          <table:table-cell table:style-name="CE4" office:value-type="float" office:value="41560">
            <text:p>41560</text:p>
          </table:table-cell>
          <table:table-cell table:style-name="CE4" office:value-type="float" office:value="1156">
            <text:p>1156</text:p>
          </table:table-cell>
          <table:table-cell table:style-name="CE4" office:value-type="float" office:value="522">
            <text:p>522</text:p>
          </table:table-cell>
          <table:table-cell table:style-name="CE4" office:value-type="float" office:value="634">
            <text:p>63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0.1586</text:p>
          </table:table-cell>
          <table:table-cell table:style-name="CE4" office:value-type="float" office:value="4464">
            <text:p>4464</text:p>
          </table:table-cell>
          <table:table-cell table:style-name="CE4" office:value-type="float" office:value="1334">
            <text:p>1334</text:p>
          </table:table-cell>
          <table:table-cell table:style-name="CE4" office:value-type="float" office:value="69114">
            <text:p>69114</text:p>
          </table:table-cell>
          <table:table-cell table:style-name="CE4" office:value-type="float" office:value="67588">
            <text:p>67588</text:p>
          </table:table-cell>
          <table:table-cell table:style-name="CE4" office:value-type="float" office:value="13436">
            <text:p>13436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大肚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7</text:p>
          </table:table-cell>
          <table:table-cell table:style-name="CE4" office:value-type="float" office:value="298">
            <text:p>298</text:p>
          </table:table-cell>
          <table:table-cell table:style-name="CE4" office:value-type="float" office:value="298">
            <text:p>298</text:p>
          </table:table-cell>
          <table:table-cell table:style-name="CE4" office:value-type="float" office:value="298">
            <text:p>298</text:p>
          </table:table-cell>
          <table:table-cell table:style-name="CE4" office:value-type="float" office:value="20649">
            <text:p>20649</text:p>
          </table:table-cell>
          <table:table-cell table:style-name="CE4" office:value-type="float" office:value="55151">
            <text:p>55151</text:p>
          </table:table-cell>
          <table:table-cell table:style-name="CE4" office:value-type="float" office:value="27970">
            <text:p>27970</text:p>
          </table:table-cell>
          <table:table-cell table:style-name="CE4" office:value-type="float" office:value="27181">
            <text:p>27181</text:p>
          </table:table-cell>
          <table:table-cell table:style-name="CE4" office:value-type="float" office:value="1637">
            <text:p>1637</text:p>
          </table:table-cell>
          <table:table-cell table:style-name="CE4" office:value-type="float" office:value="884">
            <text:p>884</text:p>
          </table:table-cell>
          <table:table-cell table:style-name="CE4" office:value-type="float" office:value="753">
            <text:p>75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65">
            <text:p>-65</text:p>
          </table:table-cell>
          <table:table-cell table:style-name="CE5" office:value-type="string">
            <text:p>-15.3546</text:p>
          </table:table-cell>
          <table:table-cell table:style-name="CE4" office:value-type="float" office:value="2317">
            <text:p>2317</text:p>
          </table:table-cell>
          <table:table-cell table:style-name="CE4" office:value-type="float" office:value="651">
            <text:p>651</text:p>
          </table:table-cell>
          <table:table-cell table:style-name="CE4" office:value-type="float" office:value="47748">
            <text:p>47748</text:p>
          </table:table-cell>
          <table:table-cell table:style-name="CE4" office:value-type="float" office:value="46689">
            <text:p>46689</text:p>
          </table:table-cell>
          <table:table-cell table:style-name="CE4" office:value-type="float" office:value="10522">
            <text:p>10522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龍井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6</text:p>
          </table:table-cell>
          <table:table-cell table:style-name="CE4" office:value-type="float" office:value="290">
            <text:p>290</text:p>
          </table:table-cell>
          <table:table-cell table:style-name="CE4" office:value-type="float" office:value="290">
            <text:p>290</text:p>
          </table:table-cell>
          <table:table-cell table:style-name="CE4" office:value-type="float" office:value="290">
            <text:p>290</text:p>
          </table:table-cell>
          <table:table-cell table:style-name="CE4" office:value-type="float" office:value="29583">
            <text:p>29583</text:p>
          </table:table-cell>
          <table:table-cell table:style-name="CE4" office:value-type="float" office:value="79263">
            <text:p>79263</text:p>
          </table:table-cell>
          <table:table-cell table:style-name="CE4" office:value-type="float" office:value="39695">
            <text:p>39695</text:p>
          </table:table-cell>
          <table:table-cell table:style-name="CE4" office:value-type="float" office:value="39568">
            <text:p>39568</text:p>
          </table:table-cell>
          <table:table-cell table:style-name="CE4" office:value-type="float" office:value="1395">
            <text:p>1395</text:p>
          </table:table-cell>
          <table:table-cell table:style-name="CE4" office:value-type="float" office:value="733">
            <text:p>733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2">
            <text:p>-12</text:p>
          </table:table-cell>
          <table:table-cell table:style-name="CE5" office:value-type="string">
            <text:p>-1.9734</text:p>
          </table:table-cell>
          <table:table-cell table:style-name="CE4" office:value-type="float" office:value="3942">
            <text:p>3942</text:p>
          </table:table-cell>
          <table:table-cell table:style-name="CE4" office:value-type="float" office:value="1179">
            <text:p>1179</text:p>
          </table:table-cell>
          <table:table-cell table:style-name="CE4" office:value-type="float" office:value="67363">
            <text:p>67363</text:p>
          </table:table-cell>
          <table:table-cell table:style-name="CE4" office:value-type="float" office:value="65723">
            <text:p>65723</text:p>
          </table:table-cell>
          <table:table-cell table:style-name="CE4" office:value-type="float" office:value="12386">
            <text:p>12386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霧峰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0</text:p>
          </table:table-cell>
          <table:table-cell table:style-name="CE4" office:value-type="float" office:value="354">
            <text:p>354</text:p>
          </table:table-cell>
          <table:table-cell table:style-name="CE4" office:value-type="float" office:value="354">
            <text:p>354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23049">
            <text:p>23049</text:p>
          </table:table-cell>
          <table:table-cell table:style-name="CE4" office:value-type="float" office:value="62494">
            <text:p>62494</text:p>
          </table:table-cell>
          <table:table-cell table:style-name="CE4" office:value-type="float" office:value="31686">
            <text:p>31686</text:p>
          </table:table-cell>
          <table:table-cell table:style-name="CE4" office:value-type="float" office:value="30808">
            <text:p>30808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488">
            <text:p>488</text:p>
          </table:table-cell>
          <table:table-cell table:style-name="CE4" office:value-type="float" office:value="325">
            <text:p>32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66">
            <text:p>-66</text:p>
          </table:table-cell>
          <table:table-cell table:style-name="CE5" office:value-type="string">
            <text:p>-13.7598</text:p>
          </table:table-cell>
          <table:table-cell table:style-name="CE4" office:value-type="float" office:value="2557">
            <text:p>2557</text:p>
          </table:table-cell>
          <table:table-cell table:style-name="CE4" office:value-type="float" office:value="718">
            <text:p>718</text:p>
          </table:table-cell>
          <table:table-cell table:style-name="CE4" office:value-type="float" office:value="54519">
            <text:p>54519</text:p>
          </table:table-cell>
          <table:table-cell table:style-name="CE4" office:value-type="float" office:value="53493">
            <text:p>53493</text:p>
          </table:table-cell>
          <table:table-cell table:style-name="CE4" office:value-type="float" office:value="13180">
            <text:p>13180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太平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39</text:p>
          </table:table-cell>
          <table:table-cell table:style-name="CE4" office:value-type="float" office:value="714">
            <text:p>714</text:p>
          </table:table-cell>
          <table:table-cell table:style-name="CE4" office:value-type="float" office:value="714">
            <text:p>714</text:p>
          </table:table-cell>
          <table:table-cell table:style-name="CE4" office:value-type="float" office:value="714">
            <text:p>714</text:p>
          </table:table-cell>
          <table:table-cell table:style-name="CE4" office:value-type="float" office:value="79836">
            <text:p>79836</text:p>
          </table:table-cell>
          <table:table-cell table:style-name="CE4" office:value-type="float" office:value="201696">
            <text:p>201696</text:p>
          </table:table-cell>
          <table:table-cell table:style-name="CE4" office:value-type="float" office:value="98915">
            <text:p>98915</text:p>
          </table:table-cell>
          <table:table-cell table:style-name="CE4" office:value-type="float" office:value="102781">
            <text:p>102781</text:p>
          </table:table-cell>
          <table:table-cell table:style-name="CE4" office:value-type="float" office:value="4014">
            <text:p>4014</text:p>
          </table:table-cell>
          <table:table-cell table:style-name="CE4" office:value-type="float" office:value="1908">
            <text:p>1908</text:p>
          </table:table-cell>
          <table:table-cell table:style-name="CE4" office:value-type="float" office:value="2106">
            <text:p>21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8">
            <text:p>58</text:p>
          </table:table-cell>
          <table:table-cell table:style-name="CE5" office:value-type="string">
            <text:p>3.7491</text:p>
          </table:table-cell>
          <table:table-cell table:style-name="CE4" office:value-type="float" office:value="10668">
            <text:p>10668</text:p>
          </table:table-cell>
          <table:table-cell table:style-name="CE4" office:value-type="float" office:value="2931">
            <text:p>2931</text:p>
          </table:table-cell>
          <table:table-cell table:style-name="CE4" office:value-type="float" office:value="170724">
            <text:p>170724</text:p>
          </table:table-cell>
          <table:table-cell table:style-name="CE4" office:value-type="float" office:value="167086">
            <text:p>167086</text:p>
          </table:table-cell>
          <table:table-cell table:style-name="CE4" office:value-type="float" office:value="33599">
            <text:p>33599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大里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7</text:p>
          </table:table-cell>
          <table:table-cell table:style-name="CE4" office:value-type="float" office:value="767">
            <text:p>767</text:p>
          </table:table-cell>
          <table:table-cell table:style-name="CE4" office:value-type="float" office:value="767">
            <text:p>767</text:p>
          </table:table-cell>
          <table:table-cell table:style-name="CE4" office:value-type="float" office:value="767">
            <text:p>767</text:p>
          </table:table-cell>
          <table:table-cell table:style-name="CE4" office:value-type="float" office:value="80747">
            <text:p>80747</text:p>
          </table:table-cell>
          <table:table-cell table:style-name="CE4" office:value-type="float" office:value="210922">
            <text:p>210922</text:p>
          </table:table-cell>
          <table:table-cell table:style-name="CE4" office:value-type="float" office:value="102458">
            <text:p>102458</text:p>
          </table:table-cell>
          <table:table-cell table:style-name="CE4" office:value-type="float" office:value="108464">
            <text:p>108464</text:p>
          </table:table-cell>
          <table:table-cell table:style-name="CE4" office:value-type="float" office:value="2670">
            <text:p>2670</text:p>
          </table:table-cell>
          <table:table-cell table:style-name="CE4" office:value-type="float" office:value="1162">
            <text:p>1162</text:p>
          </table:table-cell>
          <table:table-cell table:style-name="CE4" office:value-type="float" office:value="1508">
            <text:p>150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66">
            <text:p>-66</text:p>
          </table:table-cell>
          <table:table-cell table:style-name="CE5" office:value-type="string">
            <text:p>-4.0784</text:p>
          </table:table-cell>
          <table:table-cell table:style-name="CE4" office:value-type="float" office:value="9764">
            <text:p>9764</text:p>
          </table:table-cell>
          <table:table-cell table:style-name="CE4" office:value-type="float" office:value="2754">
            <text:p>2754</text:p>
          </table:table-cell>
          <table:table-cell table:style-name="CE4" office:value-type="float" office:value="177685">
            <text:p>177685</text:p>
          </table:table-cell>
          <table:table-cell table:style-name="CE4" office:value-type="float" office:value="173476">
            <text:p>173476</text:p>
          </table:table-cell>
          <table:table-cell table:style-name="CE4" office:value-type="float" office:value="35671">
            <text:p>35671</text:p>
          </table:table-cell>
          <table:table-cell table:number-columns-repeated="16363" table:style-name="CE1"/>
        </table:table-row>
        <table:table-row table:style-name="RO1" table:default-cell-style-name="CE1">
          <table:table-cell table:style-name="CE6" office:value-type="string">
            <text:p>和平區</text:p>
          </table:table-cell>
          <table:table-cell table:style-name="CE3" office:value-type="string">
            <text:p>1</text:p>
          </table:table-cell>
          <table:table-cell table:style-name="CE3" office:value-type="string">
            <text:p>8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4736">
            <text:p>4736</text:p>
          </table:table-cell>
          <table:table-cell table:style-name="CE4" office:value-type="float" office:value="10466">
            <text:p>10466</text:p>
          </table:table-cell>
          <table:table-cell table:style-name="CE4" office:value-type="float" office:value="5542">
            <text:p>5542</text:p>
          </table:table-cell>
          <table:table-cell table:style-name="CE4" office:value-type="float" office:value="4924">
            <text:p>4924</text:p>
          </table:table-cell>
          <table:table-cell table:style-name="CE4" office:value-type="float" office:value="4360">
            <text:p>4360</text:p>
          </table:table-cell>
          <table:table-cell table:style-name="CE4" office:value-type="float" office:value="290">
            <text:p>290</text:p>
          </table:table-cell>
          <table:table-cell table:style-name="CE4" office:value-type="float" office:value="4070">
            <text:p>407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3">
            <text:p>-3</text:p>
          </table:table-cell>
          <table:table-cell table:style-name="CE5" office:value-type="string">
            <text:p>-3.7361</text:p>
          </table:table-cell>
          <table:table-cell table:style-name="CE4" office:value-type="float" office:value="486">
            <text:p>486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9231">
            <text:p>9231</text:p>
          </table:table-cell>
          <table:table-cell table:style-name="CE4" office:value-type="float" office:value="9038">
            <text:p>9038</text:p>
          </table:table-cell>
          <table:table-cell table:style-name="CE4" office:value-type="float" office:value="2473">
            <text:p>2473</text:p>
          </table:table-cell>
          <table:table-cell table:number-columns-repeated="16363" table:style-name="CE1"/>
        </table:table-row>
        <table:table-row table:number-rows-repeated="1048545"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>
  <office:font-face-decls>
    <style:font-face style:name="Calibri" svg:font-family="Calibri"/>
    <style:font-face style:name="Times New Roman" svg:font-family="Times New Roman"/>
    <style:font-face style:name="細明體" svg:font-family="細明體"/>
    <style:font-face style:name="微軟正黑體" svg:font-family="微軟正黑體"/>
    <style:font-face style:name="新細明體" svg:font-family="新細明體"/>
  </office:font-face-decls>
  <office:styles>
    <number:number number:min-integer-digits="1"/>
    <number:text-style style:name="N49">
      <number:text-content/>
    </number:text-style>
    <number:number-style style:name="N3">
      <number:number number:min-integer-digits="1" number:decimal-places="0" number:grouping="true"/>
    </number:number-style>
    <style:style style:name="Default" style:family="table-cell" style:data-style-name="N0">
      <style:table-cell-properties style:vertical-align="middle" fo:background-color="transparent"/>
      <style:paragraph-properties/>
      <style:text-properties style:font-name="Calibri" fo:font-size="11pt" style:font-size-asian="11pt" style:font-size-complex="11pt" fo:color="#000000" fo:font-weight="normal"/>
    </style:style>
    <style:style style:name="Hyperlink" style:family="table-cell" style:data-style-name="N0">
      <style:paragraph-properties/>
      <style:text-properties style:font-name="Calibri" fo:font-size="11pt" style:font-size-asian="11pt" style:font-size-complex="11pt" fo:color="#0000FF" fo:font-weight="normal" style:text-underline-type="single" style:text-underline-syle="solid"/>
    </style:style>
    <style:default-style style:family="graphic" draw:fill="solid" draw:fill-color="#5b9bd5" draw:opacity="100%" draw:stroke="solid" draw:stroke-width="0.01389in" svg:stroke-color="#41719c" draw:stoke-opacity="100%" draw:stroke-linejoin="miter" draw:stroke-linecap="butt"/>
  </office:styles>
  <office:automatic-styles>
    <style:page-layout style:name="PL1">
      <style:page-layout-properties fo:margin-top="0.31496062992125984in" fo:margin-bottom="0.31496062992125984in" fo:margin-left="0.11811023622047245in" fo:margin-right="0.11811023622047245in" style:print-orientation="landscape" style:print-page-order="ttb" style:first-page-number="1" style:scale-to="100%" style:table-centering="none"/>
      <style:header-style>
        <style:header-footer-properties fo:min-height="0.07874015748031499in" fo:margin-left="0.11811023622047245in" fo:margin-right="0.11811023622047245in" fo:margin-bottom="0in"/>
      </style:header-style>
      <style:footer-style>
        <style:header-footer-properties fo:min-height="0.07874015748031499in" fo:margin-left="0.11811023622047245in" fo:margin-right="0.11811023622047245in" fo:margin-top="0in"/>
      </style:footer-style>
    </style:page-layout>
  </office:automatic-styles>
  <office:master-styles>
    <style:master-page style:name="MP1" style:page-layout-name="PL1">
      <style:header/>
      <style:header-left/>
      <style:footer/>
      <style:footer-left/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xlink="http://www.w3.org/1999/xlink"/>
</file>